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unflower Light" svg:font-family="'Sunflower Light'" style:font-adornments="Bold" style:font-pitch="variable"/>
    <style:font-face style:name="Sunflower Light1" svg:font-family="'Sunflower Light'" style:font-adornments="Regular" style:font-pitch="variable"/>
    <style:font-face style:name="Sunflower Medium" svg:font-family="'Sunflower Medium'" style:font-adornments="Bold Italic" style:font-pitch="variable"/>
  </office:font-face-decls>
  <office:automatic-styles>
    <style:style style:name="P1" style:family="paragraph" style:parent-style-name="Header">
      <style:text-properties officeooo:paragraph-rsid="002306a8"/>
    </style:style>
    <style:style style:name="P2" style:family="paragraph" style:parent-style-name="Title">
      <style:text-properties officeooo:rsid="0024bccf" officeooo:paragraph-rsid="0024bccf"/>
    </style:style>
    <style:style style:name="P3" style:family="paragraph" style:parent-style-name="Heading_20_1">
      <style:text-properties officeooo:rsid="002306a8" officeooo:paragraph-rsid="002306a8"/>
    </style:style>
    <style:style style:name="P4" style:family="paragraph" style:parent-style-name="Text_20_body">
      <style:text-properties officeooo:rsid="0024bccf" officeooo:paragraph-rsid="0024bccf"/>
    </style:style>
    <style:style style:name="T1" style:family="text">
      <style:text-properties fo:font-size="9pt" officeooo:rsid="0041fe23" style:font-size-asian="9pt" style:font-size-complex="9pt"/>
    </style:style>
    <style:style style:name="T2" style:family="text">
      <style:text-properties fo:font-size="9pt" officeooo:rsid="002306a8" style:font-size-asian="9pt" style:font-size-complex="9pt"/>
    </style:style>
    <style:style style:name="T3" style:family="text">
      <style:text-properties fo:font-size="9pt" officeooo:rsid="0026442d" style:font-size-asian="9pt" style:font-size-complex="9pt"/>
    </style:style>
    <style:style style:name="T4" style:family="text">
      <style:text-properties style:font-name="DejaVu Sans Mono" fo:font-size="12pt" officeooo:rsid="0041fe23" style:font-size-asian="12pt" style:font-size-complex="12pt"/>
    </style:style>
    <style:style style:name="T5" style:family="text">
      <style:text-properties officeooo:rsid="002743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kel Regen</text:p>
      <text:h text:style-name="P3" text:outline-level="1">Introduction</text:h>
      <text:p text:style-name="P4">There is a need for a script to regenerate the skel folders for the build. I am thinking of a package that can just package for the skel and send it to a server of choice via sshfs. <text:span text:style-name="T5">I’m making this for my own ArchISO build that uses KDE Plasma. The revivant folders and files should be copied to a tarball so they can be extracted into the build. The build should be taken from a live disk with a modified desktop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unflower Light" svg:font-family="'Sunflower Light'" style:font-adornments="Bold" style:font-pitch="variable"/>
    <style:font-face style:name="Sunflower Light1" svg:font-family="'Sunflower Light'" style:font-adornments="Regular" style:font-pitch="variable"/>
    <style:font-face style:name="Sunflower Medium" svg:font-family="'Sunflower Medium'" style:font-adornments="Bold Italic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style:page-number="auto"/>
      <style:text-properties style:font-name="Sunflower Light1" fo:font-family="'Sunflower Light'" style:font-style-name="Regular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unflower Medium" fo:font-family="'Sunflower Medium'" style:font-style-name="Bold Italic" style:font-pitch="variable" fo:font-size="28pt" fo:font-style="normal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Sunflower Light" fo:font-family="'Sunflower Light'" style:font-style-name="Bold" style:font-pitch="variable" fo:font-size="18pt" fo:font-style="normal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Sunflower Light" fo:font-family="'Sunflower Light'" style:font-style-name="Bold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Sunflower Light" fo:font-family="'Sunflower Light'" style:font-style-name="Bold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unflower Light" fo:font-family="'Sunflower Light'" style:font-style-name="Bold" style:font-pitch="variable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Sunflower Light" fo:font-family="'Sunflower Light'" style:font-style-name="Bold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Sunflower Light" fo:font-family="'Sunflower Light'" style:font-style-name="Bold" style:font-pitch="variable"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fo:margin-top="0cm" fo:margin-bottom="0cm" style:contextual-spacing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2306a8"/>
    </style:style>
    <style:style style:name="MT1" style:family="text">
      <style:text-properties fo:font-size="9pt" officeooo:rsid="0041fe23" style:font-size-asian="9pt" style:font-size-complex="9pt"/>
    </style:style>
    <style:style style:name="MT2" style:family="text">
      <style:text-properties style:font-name="DejaVu Sans Mono" fo:font-size="12pt" officeooo:rsid="0041fe23" style:font-size-asian="12pt" style:font-size-complex="12pt"/>
    </style:style>
    <style:style style:name="MT3" style:family="text">
      <style:text-properties fo:font-size="9pt" officeooo:rsid="0026442d" style:font-size-asian="9pt" style:font-size-complex="9pt"/>
    </style:style>
    <style:style style:name="MT4" style:family="text">
      <style:text-properties fo:font-size="9pt" officeooo:rsid="002306a8" style:font-size-asian="9pt" style:font-size-complex="9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opyright </text:span><text:span text:style-name="MT2">©</text:span><text:span text:style-name="MT1"> 202</text:span><text:span text:style-name="MT3">4</text:span><text:span text:style-name="MT1"> Matthew Phillip Cooper</text:span><text:tab/><text:tab/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2:32:00.505903216</meta:creation-date>
    <meta:editing-duration>PT4M53S</meta:editing-duration>
    <meta:editing-cycles>4</meta:editing-cycles>
    <meta:generator>LibreOffice/7.6.4.1$Linux_X86_64 LibreOffice_project/60$Build-1</meta:generator>
    <dc:date>2024-02-18T22:36:52.757949054</dc:date>
    <meta:document-statistic meta:table-count="0" meta:image-count="0" meta:object-count="0" meta:page-count="1" meta:paragraph-count="4" meta:word-count="95" meta:character-count="488" meta:non-whitespace-character-count="396"/>
    <meta:template xlink:type="simple" xlink:actuate="onRequest" xlink:title="Cooper.Guide.Template" xlink:href="../../../.config/libreoffice/4/user/template/Cooper.Guide.Template.ott" meta:date="2024-02-18T22:31:59.388032177"/>
  </office:meta>
</office:document-meta>
</file>